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Linear vs Binary Search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inear</text:p>
          </table:table-cell>
          <table:table-cell office:value-type="string">
            <text:p>Binary</text:p>
          </table:table-cell>
        </table:table-row>
        <table:table-row table:style-name="ro1">
          <table:table-cell table:number-columns-repeated="2"/>
          <table:table-cell office:value-type="string">
            <text:p>N</text:p>
          </table:table-cell>
          <table:table-cell table:number-columns-repeated="2" office:value-type="string">
            <text:p>Time</text:p>
          </table:table-cell>
        </table:table-row>
        <table:table-row table:style-name="ro1">
          <table:table-cell table:number-columns-repeated="2"/>
          <table:table-cell office:value-type="float" office:value="1000000">
            <text:p>100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500000000">
            <text:p>5000000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float" office:value="700000000">
            <text:p>7000000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float" office:value="2000000000">
            <text:p>2000000000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>
            <draw:frame table:end-cell-address="Sheet1.H30" table:end-x="0.1209in" table:end-y="0.0209in" draw:z-index="0" draw:style-name="gr1" draw:text-style-name="P1" svg:width="6.2996in" svg:height="3.535in" svg:x="0.0441in" svg:y="0.0421in">
              <draw:object draw:notify-on-update-of-ranges="Sheet1.C5:Sheet1.C5 Sheet1.C6:Sheet1.C9 Sheet1.D5:Sheet1.D5 Sheet1.D6:Sheet1.D9 Sheet1.C5:Sheet1.C5 Sheet1.C6:Sheet1.C9 Sheet1.E5:Sheet1.E5 Sheet1.E6:Sheet1.E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inear</text:p>
          </table:table-cell>
          <table:table-cell office:value-type="string">
            <text:p>Binary</text:p>
          </table:table-cell>
        </table:table-row>
        <table:table-row table:style-name="ro1">
          <table:table-cell table:number-columns-repeated="2"/>
          <table:table-cell office:value-type="string">
            <text:p>N</text:p>
          </table:table-cell>
          <table:table-cell table:number-columns-repeated="2" office:value-type="string">
            <text:p>Ops</text:p>
          </table:table-cell>
        </table:table-row>
        <table:table-row table:style-name="ro1">
          <table:table-cell table:number-columns-repeated="2"/>
          <table:table-cell office:value-type="float" office:value="1000">
            <text:p>1000</text:p>
          </table:table-cell>
          <table:table-cell office:value-type="float" office:value="7001">
            <text:p>7001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table:number-columns-repeated="2"/>
          <table:table-cell office:value-type="float" office:value="5000">
            <text:p>5000</text:p>
          </table:table-cell>
          <table:table-cell office:value-type="float" office:value="35001">
            <text:p>35001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table:number-columns-repeated="2"/>
          <table:table-cell office:value-type="float" office:value="10000">
            <text:p>10000</text:p>
          </table:table-cell>
          <table:table-cell office:value-type="float" office:value="70001">
            <text:p>70001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table:number-columns-repeated="2"/>
          <table:table-cell office:value-type="float" office:value="15000">
            <text:p>15000</text:p>
          </table:table-cell>
          <table:table-cell office:value-type="float" office:value="105001">
            <text:p>105001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>
            <draw:frame table:end-cell-address="Sheet2.G28" table:end-x="0.7685in" table:end-y="0.1783in" draw:z-index="0" draw:style-name="gr1" draw:text-style-name="P1" svg:width="6.0035in" svg:height="3.1484in" svg:x="0.0988in" svg:y="0.0524in">
              <draw:object draw:notify-on-update-of-ranges="Sheet2.C4:Sheet2.C5 Sheet2.C6:Sheet2.C9 Sheet2.D4:Sheet2.D5 Sheet2.D6:Sheet2.D9 Sheet2.C4:Sheet2.C5 Sheet2.C6:Sheet2.C9 Sheet2.E4:Sheet2.E5 Sheet2.E6:Sheet2.E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7">11/07/2018</text:date>, <text:time>19:5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Castellon</meta:initial-creator>
    <meta:creation-date>2018-11-07T19:43:23.11</meta:creation-date>
    <dc:date>2018-11-07T19:56:54.27</dc:date>
    <dc:creator>Juan Castellon</dc:creator>
    <meta:editing-duration>PT13M30S</meta:editing-duration>
    <meta:editing-cycles>2</meta:editing-cycles>
    <meta:generator>OpenOffice/4.1.5$Win32 OpenOffice.org_project/415m1$Build-9789</meta:generator>
    <meta:document-statistic meta:table-count="3" meta:cell-count="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8.98cm" xlink:href=".." xlink:type="simple" chart:class="chart:scatter" chart:style-name="ch1">
        <chart:title svg:x="6.582cm" svg:y="0.315cm" chart:style-name="ch2">
          <text:p>Time Analysis</text:p>
        </chart:title>
        <chart:legend chart:legend-position="end" svg:x="13.917cm" svg:y="3.916cm" style:legend-expansion="high" chart:style-name="ch3"/>
        <chart:plot-area chart:style-name="ch4" table:cell-range-address="Sheet1.C5:Sheet1.E9" chart:data-source-has-labels="row" svg:x="1.414cm" svg:y="1.63cm" svg:width="11.917cm" svg:height="6.164cm">
          <chartooo:coordinate-region svg:x="1.85cm" svg:y="1.842cm" svg:width="10.554cm" svg:height="5.279cm"/>
          <chart:axis chart:dimension="x" chart:name="primary-x" chart:style-name="ch5">
            <chart:title svg:x="7.196cm" svg:y="7.974cm" chart:style-name="ch6">
              <text:p>N</text:p>
            </chart:title>
          </chart:axis>
          <chart:axis chart:dimension="y" chart:name="primary-y" chart:style-name="ch5">
            <chart:title svg:x="0.507cm" svg:y="5.14cm" chart:style-name="ch7">
              <text:p>Time</text:p>
            </chart:title>
            <chart:grid chart:style-name="ch8" chart:class="major"/>
          </chart:axis>
          <chart:series chart:style-name="ch9" chart:values-cell-range-address="Sheet1.D6:Sheet1.D9" chart:label-cell-address="Sheet1.D5:Sheet1.D5" chart:class="chart:scatter">
            <chart:domain table:cell-range-address="Sheet1.C6:Sheet1.C9"/>
            <chart:data-point chart:repeated="4"/>
          </chart:series>
          <chart:series chart:style-name="ch10" chart:values-cell-range-address="Sheet1.E6:Sheet1.E9" chart:label-cell-address="Sheet1.E5:Sheet1.E5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Sheet1.D5:Sheet1.D5</svg:desc>
                </draw:g>
              </table:table-cell>
              <table:table-cell office:value-type="string">
                <text:p>Time</text:p>
                <draw:g>
                  <svg:desc>Sheet1.E5:Sheet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Sheet1.C6:Sheet1.C9</svg:desc>
                </draw:g>
              </table:table-cell>
              <table:table-cell office:value-type="float" office:value="0">
                <text:p>0</text:p>
                <draw:g>
                  <svg:desc>Sheet1.D6:Sheet1.D9</svg:desc>
                </draw:g>
              </table:table-cell>
              <table:table-cell office:value-type="float" office:value="0">
                <text:p>0</text:p>
                <draw:g>
                  <svg:desc>Sheet1.E6:Sheet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000">
                <text:p>5000000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0000000">
                <text:p>7000000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0000">
                <text:p>200000000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5cm" svg:height="7.998cm" xlink:href=".." xlink:type="simple" chart:class="chart:scatter" chart:style-name="ch1">
        <chart:title svg:x="5.967cm" svg:y="0.295cm" chart:style-name="ch2">
          <text:p>Linear vs Binary</text:p>
        </chart:title>
        <chart:legend svg:x="12.066cm" svg:y="3.488cm" style:legend-expansion="custom" chartooo:width="2.719cm" chartooo:height="1.022cm" style:legend-expansion-aspect-ratio="2.66046966731898" chart:style-name="ch3"/>
        <chart:plot-area chart:style-name="ch4" table:cell-range-address="Sheet2.C4:Sheet2.E9" chart:data-source-has-labels="row" svg:x="1.282cm" svg:y="1.335cm" svg:width="10.51cm" svg:height="5.587cm">
          <chartooo:coordinate-region svg:x="2.644cm" svg:y="1.547cm" svg:width="8.683cm" svg:height="4.702cm"/>
          <chart:axis chart:dimension="x" chart:name="primary-x" chart:style-name="ch5">
            <chart:title svg:x="6.361cm" svg:y="7.082cm" chart:style-name="ch6">
              <text:p>N</text:p>
            </chart:title>
          </chart:axis>
          <chart:axis chart:dimension="y" chart:name="primary-y" chart:style-name="ch5">
            <chart:title svg:x="0.39cm" svg:y="4.49cm" chart:style-name="ch7">
              <text:p>Ops</text:p>
            </chart:title>
            <chart:grid chart:style-name="ch8" chart:class="major"/>
          </chart:axis>
          <chart:series chart:style-name="ch9" chart:values-cell-range-address="Sheet2.D6:Sheet2.D9" chart:label-cell-address="Sheet2.D4:Sheet2.D5" chart:class="chart:scatter">
            <chart:domain table:cell-range-address="Sheet2.C6:Sheet2.C9"/>
            <chart:data-point chart:repeated="4"/>
          </chart:series>
          <chart:series chart:style-name="ch10" chart:values-cell-range-address="Sheet2.E6:Sheet2.E9" chart:label-cell-address="Sheet2.E4:Sheet2.E5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inear Ops</text:p>
                <text:list>
                  <text:list-item>
                    <text:p>Linear</text:p>
                  </text:list-item>
                  <text:list-item>
                    <text:p>Ops</text:p>
                  </text:list-item>
                </text:list>
                <draw:g>
                  <svg:desc>Sheet2.D4:Sheet2.D5</svg:desc>
                </draw:g>
              </table:table-cell>
              <table:table-cell office:value-type="string">
                <text:p>Binary Ops</text:p>
                <text:list>
                  <text:list-item>
                    <text:p>Binary</text:p>
                  </text:list-item>
                  <text:list-item>
                    <text:p>Ops</text:p>
                  </text:list-item>
                </text:list>
                <draw:g>
                  <svg:desc>Sheet2.E4:Sheet2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2.C6:Sheet2.C9</svg:desc>
                </draw:g>
              </table:table-cell>
              <table:table-cell office:value-type="float" office:value="7001">
                <text:p>7001</text:p>
                <draw:g>
                  <svg:desc>Sheet2.D6:Sheet2.D9</svg:desc>
                </draw:g>
              </table:table-cell>
              <table:table-cell office:value-type="float" office:value="102">
                <text:p>102</text:p>
                <draw:g>
                  <svg:desc>Sheet2.E6:Sheet2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35001">
                <text:p>3500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70001">
                <text:p>7000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105001">
                <text:p>105001</text:p>
              </table:table-cell>
              <table:table-cell office:value-type="float" office:value="172">
                <text:p>1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